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47cm" fo:min-width="4.97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cm" fo:min-width="3.00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79cm" fo:min-width="2.82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9cm" fo:min-width="1.29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9cm" fo:min-width="1.4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1.016cm" svg:x="6.461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53cm" svg:height="1.016cm" svg:x="3.03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699cm" svg:height="0.889cm" svg:x="13.319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0.762cm" svg:x="1.127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4cm" svg:height="0.762cm" svg:x="5.953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0.762cm" svg:x="12.43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4cm" svg:height="0.762cm" svg:x="17.25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271cm" svg:y1="5.445cm" svg:x2="5.572cm" svg:y2="7.35cm">
          <text:p/>
        </draw:line>
        <draw:line draw:style-name="gr6" draw:text-style-name="P2" draw:layer="layout" svg:x1="10.271cm" svg:y1="5.445cm" svg:x2="15.605cm" svg:y2="7.477cm">
          <text:p/>
        </draw:line>
        <draw:line draw:style-name="gr6" draw:text-style-name="P2" draw:layer="layout" svg:x1="5.445cm" svg:y1="8.366cm" svg:x2="2.397cm" svg:y2="10.779cm">
          <text:p/>
        </draw:line>
        <draw:line draw:style-name="gr6" draw:text-style-name="P2" draw:layer="layout" svg:x1="5.572cm" svg:y1="8.366cm" svg:x2="7.35cm" svg:y2="10.779cm">
          <text:p/>
        </draw:line>
        <draw:line draw:style-name="gr6" draw:text-style-name="P2" draw:layer="layout" svg:x1="15.605cm" svg:y1="8.366cm" svg:x2="13.7cm" svg:y2="10.906cm">
          <text:p/>
        </draw:line>
        <draw:line draw:style-name="gr6" draw:text-style-name="P2" draw:layer="layout" svg:x1="15.732cm" svg:y1="8.366cm" svg:x2="18.653cm" svg:y2="10.906cm">
          <text:p/>
        </draw:line>
        <draw:frame draw:style-name="gr7" draw:text-style-name="P3" draw:layer="layout" svg:width="2.978cm" svg:height="1.114cm" svg:x="9.16cm" svg:y="4.458cm">
          <draw:text-box>
            <text:p>X<text:span text:style-name="T1">*,2</text:span>&lt;3.0?</text:p>
          </draw:text-box>
        </draw:frame>
        <draw:frame draw:style-name="gr7" draw:text-style-name="P3" draw:layer="layout" svg:width="2.978cm" svg:height="1.114cm" svg:x="4.429cm" svg:y="7.379cm">
          <draw:text-box>
            <text:p>X<text:span text:style-name="T1">*,6</text:span>&lt;0.2?</text:p>
          </draw:text-box>
        </draw:frame>
        <draw:frame draw:style-name="gr7" draw:text-style-name="P3" draw:layer="layout" svg:width="3.33cm" svg:height="1.114cm" svg:x="14.367cm" svg:y="7.477cm">
          <draw:text-box>
            <text:p>X<text:span text:style-name="T1">*,9</text:span>&lt;0.01?</text:p>
          </draw:text-box>
        </draw:frame>
        <draw:frame draw:style-name="gr7" draw:text-style-name="P3" draw:layer="layout" svg:width="1.535cm" svg:height="0.962cm" svg:x="7.477cm" svg:y="6.08cm">
          <draw:text-box>
            <text:p>Yes</text:p>
          </draw:text-box>
        </draw:frame>
        <draw:frame draw:style-name="gr7" draw:text-style-name="P3" draw:layer="layout" svg:width="1.535cm" svg:height="0.962cm" svg:x="3.148cm" svg:y="9.001cm">
          <draw:text-box>
            <text:p>Yes</text:p>
          </draw:text-box>
        </draw:frame>
        <draw:frame draw:style-name="gr7" draw:text-style-name="P3" draw:layer="layout" svg:width="1.535cm" svg:height="0.962cm" svg:x="13.816cm" svg:y="9.055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1:35:34.240946954</meta:creation-date>
    <dc:date>2018-08-21T17:35:47.999954667</dc:date>
    <meta:editing-duration>PT49M41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